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onzept</text:h>
      <text:p text:style-name="Text_20_body">SPI mit Up Board als Master. Einzelne Leitung mit der der Arduino melden kann, wenn er Daten hat.</text:p>
      <text:p text:style-name="Text_20_body">Taktgeber ist der Arduino und das UpBoard synchronisiert sich darauf.</text:p>
      <text:h text:style-name="Heading_20_2" text:outline-level="2">Synchronisation zu Beginn</text:h>
      <text:p text:style-name="Text_20_body">Beide Geräte werden gestartet. Es spielt keine Rolle in welcher Reihenfolge.</text:p>
      <text:p text:style-name="Text_20_body">Jeden Zyklus meldet der Arduino, dass er Daten bereit hat für ca. 10% der Zyklus-Zeit.</text:p>
      <text:p text:style-name="Text_20_body">Das Up-Board pollt diesen Pin für ca. 20% des Zyklus. Während dieser Phase beginnt der Zyklus jeweils ca. 10% früher, bis die steigende Flanke detektiert wurde.</text:p>
      <text:p text:style-name="Text_20_body">Sobald die Flanke detektiert wurde, wird jeweils 10% früher gestartet zu pollen. Sobald die Flanke gefunden wurde, werden die Daten per SPI geholt, dann durchgerechnet, dann per SPI die Resultate zurückgeschickt.</text:p>
      <text:h text:style-name="Heading_20_2" text:outline-level="2">SPI</text:h>
      <text:p text:style-name="Text_20_body"/>
      <text:h text:style-name="Heading_20_1" text:outline-level="1">TODOs</text:h>
      <text:list xml:id="list6006516136500085355" text:style-name="L1">
        <text:list-item>
          <text:p text:style-name="P1">SPI level am Up-Board messen (Vermutung: 3.3V)</text:p>
        </text:list-item>
        <text:list-item>
          <text:p text:style-name="P1">SPI level am Arduino Leonardo messen (Vermutung: 5V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7M45S</meta:editing-duration>
    <meta:editing-cycles>10</meta:editing-cycles>
    <meta:generator>OpenOffice/4.1.5$Win32 OpenOffice.org_project/415m1$Build-9789</meta:generator>
    <dc:date>2019-01-04T19:19:08.85</dc:date>
    <meta:document-statistic meta:table-count="0" meta:image-count="0" meta:object-count="0" meta:page-count="1" meta:paragraph-count="12" meta:word-count="138" meta:character-count="848"/>
    <meta:user-defined meta:name="Info 1"/>
    <meta:user-defined meta:name="Info 2"/>
    <meta:user-defined meta:name="Info 3"/>
    <meta:user-defined meta:name="Info 4"/>
  </office:meta>
</office:document-meta>
</file>